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b34a" officeooo:paragraph-rsid="000bb34a"/>
    </style:style>
    <style:style style:name="P2" style:family="paragraph" style:parent-style-name="Standard">
      <style:text-properties fo:font-size="24pt" fo:font-weight="bold" officeooo:rsid="000bb34a" officeooo:paragraph-rsid="000bb34a" style:font-size-asian="24pt" style:font-weight-asian="bold" style:font-size-complex="24pt" style:font-weight-complex="bold"/>
    </style:style>
    <style:style style:name="P3" style:family="paragraph" style:parent-style-name="Standard">
      <style:text-properties fo:font-size="15pt" officeooo:rsid="000bb34a" officeooo:paragraph-rsid="000bb34a" style:font-size-asian="15pt" style:font-size-complex="15pt"/>
    </style:style>
    <style:style style:name="T1" style:family="text">
      <style:text-properties fo:font-weight="bold" style:font-weight-asian="bold" style:font-weight-complex="bold"/>
    </style:style>
    <style:style style:name="T2" style:family="text">
      <style:text-properties fo:font-size="15pt" fo:font-weight="bold" officeooo:rsid="000bb34a" style:font-size-asian="15pt" style:font-weight-asian="bold" style:font-size-complex="15pt"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Ángel Vásquez 00029419</text:p>
      <text:p text:style-name="P2"/>
      <text:p text:style-name="P2">5. To do:</text:p>
      <text:p text:style-name="P1"/>
      <text:p text:style-name="P3">1. En la pantalla de la segunda actividad hay un botón para compartir la información que se muestra en pantalla. De momento carece de funcionalidad. <text:span text:style-name="T1">Tienes que hacer que sea posible compartir dicha información con distintas aplicaciones.</text:span></text:p>
      <text:p text:style-name="P3"/>
      <text:p text:style-name="P3"/>
      <text:p text:style-name="P3">2. Menciona los tipos de intents que existen y un ejemplo de cada uno</text:p>
      <text:p text:style-name="P3">Las <text:span text:style-name="T1">intents explícitas </text:span>especifican qué aplicación las administrará, ya sea incluyendo el nombre del paquete de la app de destino o el nombre de clase del componente completamente calificado. Normalmente, el usuario usa una intent explícita para iniciar un componente en su propia aplicación porque conoce el nombre de clase de la actividad o el servicio que desea iniciar. Por ejemplo, puedes utilizarla para iniciar una actividad nueva en respuesta a una acción del usuario o iniciar un servicio para descargar un archivo en segundo plano.</text:p>
      <text:p text:style-name="P3">Las <text:span text:style-name="T1">intents implícitas</text:span> no nombran el componente específico, pero, en cambio, declaran una acción general para realizar, lo cual permite que un componente de otra aplicación la maneje. Por ejemplo, si deseas mostrar al usuario una ubicación en un mapa, puedes usar una intent implícita para solicitar que otra aplicación apta muestre una ubicación específica en un mapa.</text:p>
      <text:p text:style-name="P3"/>
      <text:p text:style-name="P3">3. En qué estado de la aplicación se inicializan las variables y se crea la vista</text:p>
      <text:p text:style-name="P3">En <text:span text:style-name="T1">OnCreate</text:span><text:span text:style-name="T3"> ocurre el proceso de inicialización de variables y se establece la interfaz de usuari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SV"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23:35:06.148821519</meta:creation-date>
    <dc:date>2023-04-13T23:42:49.512288503</dc:date>
    <meta:editing-duration>PT7M44S</meta:editing-duration>
    <meta:editing-cycles>1</meta:editing-cycles>
    <meta:document-statistic meta:table-count="0" meta:image-count="0" meta:object-count="0" meta:page-count="1" meta:paragraph-count="8" meta:word-count="233" meta:character-count="1426" meta:non-whitespace-character-count="1201"/>
    <meta:generator>LibreOffice/7.3.7.2$Linux_X86_64 LibreOffice_project/30$Build-2</meta:generator>
  </office:meta>
</office:document-meta>
</file>